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th1" svg:font-family="MathJax_Math"/>
    <style:font-face style:name="Liberation Sans1" svg:font-family="'Liberation Sans'" style:font-family-generic="swiss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4cm" fo:min-width="0cm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stroke="dash" draw:stroke-dash="Fine_20_Dashed"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gr9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a65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0066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f79448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adc5e7" draw:opacity="100%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MathJax_Math" fo:font-size="24pt"/>
    </style:style>
    <style:style style:name="P3" style:family="paragraph">
      <loext:graphic-properties draw:fill="none" draw:fill-color="#ffffff"/>
      <style:text-properties style:font-name="MathJax_Math" fo:font-size="24pt"/>
    </style:style>
    <style:style style:name="P4" style:family="paragraph">
      <style:text-properties fo:color="#ed1c24" style:font-name="MathJax_Math" fo:font-size="24pt"/>
    </style:style>
    <style:style style:name="P5" style:family="paragraph">
      <loext:graphic-properties draw:fill="none" draw:fill-color="#ffffff"/>
      <style:text-properties fo:color="#ed1c24" style:font-name="MathJax_Math" fo:font-size="24pt"/>
    </style:style>
    <style:style style:name="P6" style:family="paragraph">
      <style:paragraph-properties fo:text-align="center"/>
    </style:style>
    <style:style style:name="P7" style:family="paragraph">
      <style:text-properties fo:color="#0066b3" style:font-name="MathJax_Math" fo:font-size="24pt"/>
    </style:style>
    <style:style style:name="P8" style:family="paragraph">
      <loext:graphic-properties draw:fill="none" draw:fill-color="#ffffff"/>
      <style:text-properties fo:color="#0066b3" style:font-name="MathJax_Math" fo:font-size="24pt"/>
    </style:style>
    <style:style style:name="P9" style:family="paragraph">
      <style:text-properties fo:color="#00a65d" style:font-name="MathJax_Math" fo:font-size="24pt"/>
    </style:style>
    <style:style style:name="P10" style:family="paragraph">
      <loext:graphic-properties draw:fill="none" draw:fill-color="#ffffff"/>
      <style:text-properties fo:color="#00a65d" style:font-name="MathJax_Math" fo:font-size="24pt"/>
    </style:style>
    <style:style style:name="P11" style:family="paragraph">
      <style:text-properties fo:color="#f58220" fo:font-size="24pt"/>
    </style:style>
    <style:style style:name="P12" style:family="paragraph">
      <loext:graphic-properties draw:fill="none" draw:fill-color="#adc5e7" draw:opacity="100%"/>
      <style:text-properties fo:color="#f58220" style:font-name="MathJax_Math" fo:font-size="24pt"/>
    </style:style>
    <style:style style:name="T1" style:family="text">
      <style:text-properties style:font-size-asian="22pt" style:font-size-complex="22pt"/>
    </style:style>
    <style:style style:name="T2" style:family="text">
      <style:text-properties style:text-position="-33% 58%" style:font-size-asian="20pt" style:font-size-complex="20pt"/>
    </style:style>
    <style:style style:name="T3" style:family="text">
      <style:text-properties style:text-position="0% 100%" style:font-size-asian="22pt" style:font-size-complex="22pt"/>
    </style:style>
    <style:style style:name="T4" style:family="text">
      <style:text-properties style:font-name-asian="Liberation Sans1" style:font-name-complex="Liberation Sans1"/>
    </style:style>
    <style:style style:name="T5" style:family="text">
      <style:text-properties style:text-position="-33% 58%"/>
    </style:style>
    <style:style style:name="T6" style:family="text">
      <style:text-properties style:font-name="MathJax_Math1" style:font-name-asian="MathJax_Math1" style:font-name-complex="MathJax_Math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05cm" svg:y1="16.494cm" svg:x2="18.526cm" svg:y2="16.494cm">
          <text:p/>
        </draw:line>
        <draw:line draw:style-name="gr1" draw:text-style-name="P1" draw:layer="layout" svg:x1="2.905cm" svg:y1="16.494cm" svg:x2="2.905cm" svg:y2="5.699cm">
          <text:p/>
        </draw:line>
        <draw:frame draw:style-name="gr2" draw:text-style-name="P3" draw:layer="layout" svg:width="1.226cm" svg:height="1.242cm" svg:x="1.425cm" svg:y="5.727cm">
          <draw:text-box>
            <text:p text:style-name="P2"><text:span text:style-name="T1">Y</text:span><text:span text:style-name="T2">g</text:span></text:p>
          </draw:text-box>
        </draw:frame>
        <draw:frame draw:style-name="gr3" draw:text-style-name="P3" draw:layer="layout" svg:width="1.651cm" svg:height="2.034cm" svg:x="17.129cm" svg:y="16.746cm">
          <draw:text-box>
            <text:p text:style-name="P2"><text:span text:style-name="T3">X</text:span><text:span text:style-name="T2">g</text:span></text:p>
          </draw:text-box>
        </draw:frame>
        <draw:g>
          <draw:line draw:style-name="gr4" draw:text-style-name="P1" draw:layer="layout" svg:x1="9.396cm" svg:y1="12.685cm" svg:x2="15.097cm" svg:y2="9.887cm">
            <text:p/>
          </draw:line>
          <draw:line draw:style-name="gr4" draw:text-style-name="P1" draw:layer="layout" svg:x1="9.396cm" svg:y1="12.684cm" svg:x2="7.326cm" svg:y2="8.466cm">
            <text:p/>
          </draw:line>
        </draw:g>
        <draw:line draw:style-name="gr5" draw:text-style-name="P1" draw:layer="layout" svg:x1="6.588cm" svg:y1="12.684cm" svg:x2="16.367cm" svg:y2="12.684cm">
          <text:p/>
        </draw:line>
        <draw:path draw:style-name="gr6" draw:text-style-name="P1" draw:layer="layout" svg:width="1.256cm" svg:height="0.538cm" draw:transform="rotate (-0.785398163397448) translate (12.049cm 11.414cm)" svg:viewBox="0 0 1257 539" svg:d="M0 0c718 0 1257 539 1257 539">
          <text:p/>
        </draw:path>
        <draw:frame draw:style-name="gr3" draw:text-style-name="P3" draw:layer="layout" svg:width="1.651cm" svg:height="2.034cm" svg:x="14.716cm" svg:y="9.636cm">
          <draw:text-box>
            <text:p text:style-name="P2"><text:span text:style-name="T3">X</text:span><text:span text:style-name="T2">l</text:span></text:p>
          </draw:text-box>
        </draw:frame>
        <draw:frame draw:style-name="gr2" draw:text-style-name="P3" draw:layer="layout" svg:width="1.226cm" svg:height="1.242cm" svg:x="5.997cm" svg:y="8.394cm">
          <draw:text-box>
            <text:p text:style-name="P2"><text:span text:style-name="T1">Y</text:span><text:span text:style-name="T2">l</text:span></text:p>
          </draw:text-box>
        </draw:frame>
        <draw:frame draw:style-name="gr7" draw:text-style-name="P5" draw:layer="layout" svg:width="2.542cm" svg:height="1.043cm" svg:x="7.985cm" svg:y="13.192cm">
          <draw:text-box>
            <text:p text:style-name="P4">(x, y)</text:p>
          </draw:text-box>
        </draw:frame>
        <draw:frame draw:style-name="gr7" draw:text-style-name="P3" draw:layer="layout" svg:width="0.942cm" svg:height="1.043cm" svg:x="12.504cm" svg:y="11.26cm">
          <draw:text-box>
            <text:p text:style-name="P2"><text:span text:style-name="T4">γ</text:span></text:p>
          </draw:text-box>
        </draw:frame>
        <draw:custom-shape draw:style-name="gr8" draw:text-style-name="P6" draw:layer="layout" svg:width="0.635cm" svg:height="1.143cm" svg:x="13.319cm" svg:y="3.6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8" draw:layer="layout" svg:width="2.838cm" svg:height="1.242cm" svg:x="11.922cm" svg:y="7.223cm">
          <draw:text-box>
            <text:p text:style-name="P7">(x<text:span text:style-name="T5">l</text:span>, y<text:span text:style-name="T5">l</text:span>)</text:p>
          </draw:text-box>
        </draw:frame>
        <draw:line draw:style-name="gr9" draw:text-style-name="P1" draw:layer="layout" svg:x1="2.885cm" svg:y1="16.494cm" svg:x2="9.382cm" svg:y2="12.684cm">
          <text:p/>
        </draw:line>
        <draw:line draw:style-name="gr10" draw:text-style-name="P1" draw:layer="layout" svg:x1="2.877cm" svg:y1="16.503cm" svg:x2="13.573cm" svg:y2="4.81cm">
          <text:p/>
        </draw:line>
        <draw:frame draw:style-name="gr7" draw:text-style-name="P10" draw:layer="layout" svg:width="3.008cm" svg:height="1.242cm" svg:x="8.874cm" svg:y="5.953cm">
          <draw:text-box>
            <text:p text:style-name="P9">(x<text:span text:style-name="T5">g</text:span>, y<text:span text:style-name="T5">g</text:span>)</text:p>
          </draw:text-box>
        </draw:frame>
        <draw:line draw:style-name="gr11" draw:text-style-name="P1" draw:layer="layout" svg:x1="9.382cm" svg:y1="12.684cm" svg:x2="13.573cm" svg:y2="4.81cm">
          <text:p/>
        </draw:line>
        <draw:line draw:style-name="gr12" draw:text-style-name="P1" draw:layer="layout" svg:x1="9.382cm" svg:y1="12.684cm" svg:x2="13.319cm" svg:y2="10.779cm">
          <text:p/>
        </draw:line>
        <draw:frame draw:style-name="gr13" draw:text-style-name="P12" draw:layer="layout" svg:width="0.921cm" svg:height="1.043cm" svg:x="11.922cm" svg:y="9.99cm">
          <draw:text-box>
            <text:p text:style-name="P11"><text:span text:style-name="T6">ν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th1" svg:font-family="MathJax_Math"/>
    <style:font-face style:name="Liberation Sans1" svg:font-family="'Liberation Sans'" style:font-family-generic="swiss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8T22:54:25.317219054</meta:creation-date>
    <dc:date>2021-03-28T23:08:40.588725546</dc:date>
    <meta:editing-duration>PT3M44S</meta:editing-duration>
    <meta:editing-cycles>1</meta:editing-cycles>
    <meta:generator>LibreOffice/6.0.7.3$Linux_X86_64 LibreOffice_project/00m0$Build-3</meta:generator>
    <meta:document-statistic meta:object-count="21"/>
  </office:meta>
</office:document-meta>
</file>